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Kunstler Script" svg:font-family="'Kunstler Script'"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Calibri Light2" fo:font-weight="normal" officeooo:rsid="00107f74" officeooo:paragraph-rsid="00107f74" style:font-weight-asian="normal" style:font-weight-complex="normal"/>
    </style:style>
    <style:style style:name="P2" style:family="paragraph" style:parent-style-name="Standard">
      <style:text-properties style:font-name="Calibri Light2" fo:font-weight="normal" officeooo:rsid="00107f74" officeooo:paragraph-rsid="00107f74" style:font-weight-asian="normal" style:font-weight-complex="normal"/>
    </style:style>
    <style:style style:name="P3" style:family="paragraph" style:parent-style-name="Title">
      <style:paragraph-properties fo:text-align="start" style:justify-single-word="false"/>
      <style:text-properties style:font-name="Calibri Light2" fo:font-weight="normal" officeooo:rsid="00107f74" officeooo:paragraph-rsid="00107f74" style:font-weight-asian="normal" style:font-weight-complex="normal"/>
    </style:style>
    <style:style style:name="P4" style:family="paragraph" style:parent-style-name="Standard">
      <style:paragraph-properties style:line-spacing="3.5cm"/>
      <style:text-properties style:font-name="Calibri Light2" fo:font-weight="normal" officeooo:rsid="00107f74" officeooo:paragraph-rsid="00107f74" style:font-weight-asian="normal" style:font-weight-complex="normal"/>
    </style:style>
    <style:style style:name="P5" style:family="paragraph" style:parent-style-name="Standard">
      <style:paragraph-properties style:line-spacing="3.5cm" fo:text-align="end" style:justify-single-word="false"/>
      <style:text-properties style:font-name="Kunstler Script" fo:font-size="28pt" fo:font-weight="bold" officeooo:rsid="00107f74" officeooo:paragraph-rsid="00107f74" style:font-size-asian="28pt" style:font-weight-asian="bold" style:font-size-complex="28pt" style:font-weight-complex="bold"/>
    </style:style>
    <style:style style:name="P6" style:family="paragraph" style:parent-style-name="Subtitle">
      <style:paragraph-properties fo:line-height="200%" fo:text-align="start" style:justify-single-word="false"/>
      <style:text-properties fo:color="#5a5a5a" loext:opacity="100%" style:font-name="Calibri Light1" fo:font-size="11pt" fo:letter-spacing="0.028cm" fo:font-weight="normal" officeooo:rsid="000c1017" officeooo:paragraph-rsid="00107f74" style:font-size-asian="11pt" style:font-weight-asian="normal" style:font-size-complex="11pt" style:font-weight-complex="normal"/>
    </style:style>
    <style:style style:name="P7" style:family="paragraph" style:parent-style-name="Text_20_body">
      <style:paragraph-properties fo:line-height="100%" fo:text-align="start" style:justify-single-word="false"/>
      <style:text-properties fo:color="#000000" loext:opacity="100%" style:font-name="Calibri Light1" fo:font-size="12pt" fo:letter-spacing="normal" fo:font-weight="normal" officeooo:rsid="00107f74" officeooo:paragraph-rsid="00107f74" style:font-size-asian="10.5pt" style:font-weight-asian="normal" style:font-size-complex="12pt" style:font-weight-complex="normal"/>
    </style:style>
    <style:style style:name="P8" style:family="paragraph" style:parent-style-name="Text_20_body">
      <style:paragraph-properties fo:line-height="100%" fo:text-align="start" style:justify-single-word="false"/>
      <style:text-properties fo:color="#000000" loext:opacity="100%" style:font-name="Calibri Light1" fo:font-size="12pt" fo:letter-spacing="normal" officeooo:rsid="00107f74" officeooo:paragraph-rsid="00107f74" style:font-size-asian="10.5pt" style:font-size-complex="12pt"/>
    </style:style>
    <style:style style:name="P9" style:family="paragraph" style:parent-style-name="Standard" style:list-style-name="L2">
      <style:paragraph-properties style:line-spacing="0.499cm" fo:text-align="start" style:justify-single-word="false"/>
      <style:text-properties officeooo:rsid="00137a3b" officeooo:paragraph-rsid="00137a3b"/>
    </style:style>
    <style:style style:name="P10" style:family="paragraph" style:parent-style-name="Standard" style:list-style-name="L2">
      <style:paragraph-properties style:line-spacing="0.499cm"/>
      <style:text-properties officeooo:rsid="00137a3b" officeooo:paragraph-rsid="00137a3b"/>
    </style:style>
    <style:style style:name="P11" style:family="paragraph" style:parent-style-name="Standard" style:list-style-name="L2">
      <style:paragraph-properties style:line-spacing="0.499cm"/>
      <style:text-properties officeooo:rsid="0016ff03" officeooo:paragraph-rsid="0016ff03"/>
    </style:style>
    <style:style style:name="P12" style:family="paragraph" style:parent-style-name="Standard" style:list-style-name="L2">
      <style:paragraph-properties style:line-spacing="0.499cm"/>
      <style:text-properties officeooo:rsid="001e0c14" officeooo:paragraph-rsid="001e0c14"/>
    </style:style>
    <style:style style:name="P13" style:family="paragraph" style:parent-style-name="Standard" style:list-style-name="L2">
      <style:paragraph-properties style:line-spacing="0.499cm"/>
      <style:text-properties officeooo:rsid="002113de" officeooo:paragraph-rsid="002113de"/>
    </style:style>
    <style:style style:name="P14" style:family="paragraph" style:parent-style-name="Text_20_body" style:list-style-name="L1">
      <style:paragraph-properties style:line-spacing="0.499cm" fo:text-align="start" style:justify-single-word="false"/>
      <style:text-properties style:font-name="Calibri Light2" fo:font-size="18pt" fo:font-weight="normal" officeooo:rsid="00107f74" officeooo:paragraph-rsid="00107f74" style:font-name-asian="Microsoft YaHei" style:font-size-asian="18pt" style:font-weight-asian="normal" style:font-name-complex="Lucida Sans1" style:font-size-complex="18pt" style:font-weight-complex="normal"/>
    </style:style>
    <style:style style:name="P15" style:family="paragraph" style:parent-style-name="Text_20_body" style:list-style-name="L1">
      <style:paragraph-properties style:line-spacing="0.499cm" fo:text-align="start" style:justify-single-word="false"/>
      <style:text-properties fo:color="#000000" loext:opacity="100%" style:font-name="Calibri Light1" fo:font-size="12pt" fo:letter-spacing="normal" officeooo:rsid="00107f74" officeooo:paragraph-rsid="00107f74" style:font-size-asian="10.5pt" style:font-size-complex="12pt"/>
    </style:style>
    <style:style style:name="T1" style:family="text">
      <style:text-properties officeooo:rsid="00107f74"/>
    </style:style>
    <style:style style:name="T2" style:family="text">
      <style:text-properties style:font-name="Calibri Light2" fo:font-weight="normal" style:font-weight-asian="normal" style:font-weight-complex="normal"/>
    </style:style>
    <style:style style:name="T3" style:family="text">
      <style:text-properties style:font-name="Calibri Light2" fo:font-weight="normal" officeooo:rsid="00107f74" style:font-weight-asian="normal" style:font-weight-complex="normal"/>
    </style:style>
    <style:style style:name="T4" style:family="text">
      <style:text-properties style:font-name="Calibri Light2" fo:font-weight="normal" officeooo:rsid="001f58dc" style:font-weight-asian="normal" style:font-weight-complex="normal"/>
    </style:style>
    <style:style style:name="T5" style:family="text">
      <style:text-properties officeooo:rsid="001113c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nclusione?</text:p>
      <text:p text:style-name="P6"><text:span text:style-name="T1">Conclusione</text:span> <text:span text:style-name="T1">de</text:span>lla guida dei controlli – stilata da bestemmie, 22/02/2023 - <text:span text:style-name="T5">22</text:span>/<text:span text:style-name="T5">01</text:span>/202<text:span text:style-name="T5">4</text:span> </text:p>
      <text:p text:style-name="P7">Se siete arrivati a questo punto, intanto, congratulazioni. Congratulazioni intanto per esserci arrivati, perché dedicare il tempo che avete dedicato a leggere questo mini libro sui controlli, solo per migliorare in questa materia, allora davvero complimenti. Come tutte le cose, non le puoi leggere una volta tutte di seguito e sei il maestro finale dei controlli, le cose vanno messe in pratica, ma anche in discussione. Questa guida è lo step iniziale, che a lungo nella community SS mancava. La persona più vicina a questo obbiettivo, è stato forse MrCreeper2010, e la sua serie di video, in cui ha spiegato, seppur in modo diverso, ogni singola cosa riguardo ai controlli dell’epoca, e di conseguenza i suoi video sono stati usati come punto di riferimento nella community per tanto tempo. Purtroppo quei video ora sono stati unlistati o cancellati, nemmeno noi per certo lo sappiamo, ma non è questo il problema. Questa guida non vuole essere un rimpiazzo alle altre guide strane che vagano in giro, o alla serie di video del signor crepeer, bensì vuole essere un po’ l’enciclopedia dei controlli, dove tutto quello che voi potete sapere sui controlli cheats di minecraft, si trova qui. Il problema vero è che come con tutti gli argomenti, ci sono infinite sfaccettature alla già presente scena dei controlli, quindi per quanto questa guida cerca di prendere il tutto, ordinarlo e spiegarlo, non saremo mai in grado di unire tutte le conoscenze dal 2013 a oggi. Un altra cosa importante da sottolineare è che gli ss, per quanto possano sembrare oggettivamente morti, sono in continua evoluzione. Questa guida se non altro vi mette in pari, almeno parlando del <text:s/>Q1 del 2023. Questa guida è pensata per novellini e persone interessate ad entrare, ma anche agli OG che sono rimasti alle stringhe su process hacker per la vape del 2019. La dovete prendere probabilmente come una vera e propria enciclopedia più che guida, perché le guide sono dei semplici manuali che spiegano con i paraocchi cosa fare, questa almeno ti da tutte le basi, teoriche e pratiche per poi iniziare il tuo percorso in questo mondo parte dell’ecosistema di minecraft. Se vi siete letti anche questa conclusione finale il triplo più complimenti e non mi resta altro che augurarvi un buon proseguimento.</text:p>
      <text:h text:style-name="P1" text:outline-level="1">Non finisce qua ...</text:h>
      <text:p text:style-name="P8">Se volete continuare questa parte di minecraft e volete fare parte della community SS, allora vi conviene iniziare a trovare i posti giusti dove mettervi in contatto e conoscere altre persone dedicate a questa sfera di minecraft. Ecco alcuni link utili a voi nell’elenco che segue:</text:p>
      <text:list text:style-name="L1">
        <text:list-item>
          <text:p text:style-name="P14">Canali e gruppi</text:p>
          <text:list>
            <text:list-item>
              <text:p text:style-name="P15"><text:a xlink:type="simple" xlink:href="https://t.me/CheatReleaseItalyv3" text:style-name="Internet_20_link" text:visited-style-name="Visited_20_Internet_20_Link">CheatReleaseItaly V3</text:a></text:p>
            </text:list-item>
            <text:list-item>
              <text:p text:style-name="P15"><text:a xlink:type="simple" xlink:href="https://t.me/ScreenShareTeamIV" text:style-name="Internet_20_link" text:visited-style-name="Visited_20_Internet_20_Link">ScreenShareTeam IV</text:a></text:p>
            </text:list-item>
            <text:list-item>
              <text:p text:style-name="P15"><text:a xlink:type="simple" xlink:href="https://t.me/ScreenshareQuizV2" text:style-name="Internet_20_link" text:visited-style-name="Visited_20_Internet_20_Link">SSQuiz&amp;OtherStuff</text:a></text:p>
            </text:list-item>
            <text:list-item>
              <text:p text:style-name="P15"><text:a xlink:type="simple" xlink:href="https://t.me/DoggoBypassChat" text:style-name="Internet_20_link" text:visited-style-name="Visited_20_Internet_20_Link">DoggoBypass</text:a></text:p>
            </text:list-item>
            <text:list-item>
              <text:p text:style-name="P15"><text:a xlink:type="simple" xlink:href="https://t.me/guidacontrollihack" text:style-name="Internet_20_link" text:visited-style-name="Visited_20_Internet_20_Link"><text:soft-page-break/>ScreenShare Guide V2</text:a></text:p>
            </text:list-item>
          </text:list>
        </text:list-item>
      </text:list>
      <text:h text:style-name="P1" text:outline-level="1">Crediti</text:h>
      <text:p text:style-name="P2">Ecco per concludere, la lista di persone che hanno contribuito, più o meno a questo fantastico progetto:</text:p>
      <text:list text:style-name="L2">
        <text:list-item>
          <text:p text:style-name="P9"><text:a xlink:type="simple" xlink:href="https://namemc.com/profile/ksFreakz.2" text:style-name="Internet_20_link" text:visited-style-name="Visited_20_Internet_20_Link"><text:span text:style-name="T3">F</text:span><text:span text:style-name="T2">reakMyth</text:span></text:a></text:p>
        </text:list-item>
        <text:list-item>
          <text:p text:style-name="P10"><text:a xlink:type="simple" xlink:href="https://namemc.com/profile/Chein_.1" text:style-name="Internet_20_link" text:visited-style-name="Visited_20_Internet_20_Link"><text:span text:style-name="T2">Chein</text:span></text:a></text:p>
        </text:list-item>
        <text:list-item>
          <text:p text:style-name="P10"><text:a xlink:type="simple" xlink:href="https://namemc.com/profile/SpyCyyh.1" text:style-name="Internet_20_link" text:visited-style-name="Visited_20_Internet_20_Link"><text:span text:style-name="T2">SpyCyyh</text:span></text:a></text:p>
        </text:list-item>
        <text:list-item>
          <text:p text:style-name="P11"><text:a xlink:type="simple" xlink:href="https://namemc.com/profile/xFloppa.2" text:style-name="Internet_20_link" text:visited-style-name="Visited_20_Internet_20_Link"><text:span text:style-name="T2">xFloppa</text:span></text:a></text:p>
        </text:list-item>
        <text:list-item>
          <text:p text:style-name="P12"><text:a xlink:type="simple" xlink:href="https://namemc.com/profile/Omqr5912.1" text:style-name="Internet_20_link" text:visited-style-name="Visited_20_Internet_20_Link"><text:span text:style-name="T2">Om</text:span><text:span text:style-name="T4">q</text:span><text:span text:style-name="T2">r</text:span><text:span text:style-name="T4">5912</text:span></text:a></text:p>
        </text:list-item>
        <text:list-item>
          <text:p text:style-name="P13"><text:a xlink:type="simple" xlink:href="https://namemc.com/profile/just_unknown.2" text:style-name="Internet_20_link" text:visited-style-name="Visited_20_Internet_20_Link"><text:span text:style-name="T4">U</text:span><text:span text:style-name="T2">nknown</text:span></text:a></text:p>
        </text:list-item>
      </text:list>
      <text:p text:style-name="P4">Ancora una volta, grazie della lettura e detto questo … Buon proseguimento.</text:p>
      <text:p text:style-name="P5">- Bestemmi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Light" svg:font-family="'Calibri Light'" style:font-family-generic="roman" style:font-pitch="variable"/>
    <style:font-face style:name="Calibri Light1" svg:font-family="'Calibri Light'" style:font-family-generic="swiss" style:font-pitch="variable"/>
    <style:font-face style:name="Calibri Light2" svg:font-family="'Calibri Light'" style:font-adornments="Regular" style:font-family-generic="swiss" style:font-pitch="variable"/>
    <style:font-face style:name="Kunstler Script" svg:font-family="'Kunstler Script'"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NSimSun" style:font-family-asian="NSimSun" style:font-family-generic-asian="system" style:font-pitch-asian="variable" style:font-size-asian="16pt" style:font-name-complex="Lucida Sans1" style:font-family-complex="'Lucida Sans'" style:font-family-generic-complex="system" style:font-pitch-complex="variable" style:font-size-complex="1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0T12:07:17.848000000</meta:creation-date>
    <dc:date>2024-02-11T22:43:43.628000000</dc:date>
    <meta:editing-duration>PT1H18M4S</meta:editing-duration>
    <meta:editing-cycles>11</meta:editing-cycles>
    <meta:generator>LibreOffice/7.6.2.1$Windows_X86_64 LibreOffice_project/56f7684011345957bbf33a7ee678afaf4d2ba333</meta:generator>
    <meta:document-statistic meta:table-count="0" meta:image-count="0" meta:object-count="0" meta:page-count="2" meta:paragraph-count="21" meta:word-count="502" meta:character-count="3030" meta:non-whitespace-character-count="2558"/>
  </office:meta>
</office:document-meta>
</file>